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60.1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rmating_cl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установка</text:p>
          </table:table-cell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отмена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\033[1m</text:p>
          </table:table-cell>
          <table:table-cell table:style-name="ce1" office:value-type="string" calcext:value-type="string">
            <text:p>Жирный текст</text:p>
          </table:table-cell>
          <table:table-cell table:style-name="ce1" office:value-type="float" office:value="22" calcext:value-type="float" table:number-columns-spanned="1" table:number-rows-spanned="2">
            <text:p>22</text:p>
          </table:table-cell>
          <table:table-cell table:style-name="ce1" office:value-type="string" calcext:value-type="string" table:number-columns-spanned="1" table:number-rows-spanned="2">
            <text:p>\033[22m</text:p>
          </table:table-cell>
          <table:table-cell table:style-name="ce1" office:value-type="string" calcext:value-type="string" table:number-columns-spanned="1" table:number-rows-spanned="2">
            <text:p>установить нормальную интенсивность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\033[2m</text:p>
          </table:table-cell>
          <table:table-cell table:style-name="ce1" office:value-type="string" calcext:value-type="string">
            <text:p>Полу-яркий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\033[3m</text:p>
          </table:table-cell>
          <table:table-cell table:style-name="ce1" office:value-type="string" calcext:value-type="string">
            <text:p>наклонный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\033[23m</text:p>
          </table:table-cell>
          <table:table-cell table:style-name="ce1" office:value-type="string" calcext:value-type="string">
            <text:p>отменить наклонный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\033[4m</text:p>
          </table:table-cell>
          <table:table-cell table:style-name="ce1" office:value-type="string" calcext:value-type="string">
            <text:p>нижнее подчеркивание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\033[24m</text:p>
          </table:table-cell>
          <table:table-cell table:style-name="ce1" office:value-type="string" calcext:value-type="string">
            <text:p>Отменить подчеркивание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\033[5m</text:p>
          </table:table-cell>
          <table:table-cell table:style-name="ce1" office:value-type="string" calcext:value-type="string">
            <text:p>мигающий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\033[25m</text:p>
          </table:table-cell>
          <table:table-cell table:style-name="ce1" office:value-type="string" calcext:value-type="string">
            <text:p>Отменить мигание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\033[7m</text:p>
          </table:table-cell>
          <table:table-cell table:style-name="ce1" office:value-type="string" calcext:value-type="string">
            <text:p>реверсия (цвета фона и текста)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\033[27m</text:p>
          </table:table-cell>
          <table:table-cell table:style-name="ce1" office:value-type="string" calcext:value-type="string">
            <text:p>отменить реверсию</text:p>
          </table:table-cell>
          <table:table-cell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\033[8m</text:p>
          </table:table-cell>
          <table:table-cell table:style-name="ce1" office:value-type="string" calcext:value-type="string">
            <text:p>делает цвет фона и текста одним цветом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\033[28m</text:p>
          </table:table-cell>
          <table:table-cell table:style-name="ce1" office:value-type="string" calcext:value-type="string">
            <text:p>отменяет окрашивание текста в цвет фона</text:p>
          </table:table-cell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\033[9m</text:p>
          </table:table-cell>
          <table:table-cell table:style-name="ce1" office:value-type="string" calcext:value-type="string">
            <text:p>зачеркнутый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\033[29m</text:p>
          </table:table-cell>
          <table:table-cell table:style-name="ce1" office:value-type="string" calcext:value-type="string">
            <text:p>отменяет зачеркивание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\033[0m</text:p>
          </table:table-cell>
          <table:table-cell table:style-name="ce2" office:value-type="string" calcext:value-type="string">
            <text:p>установка значения по умолчанию</text:p>
          </table:table-cell>
          <table:table-cell table:number-columns-repeated="4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\033[52m</text:p>
          </table:table-cell>
          <table:table-cell table:style-name="ce2" office:value-type="string" calcext:value-type="string">
            <text:p>верхнее подчеркивание</text:p>
          </table:table-cell>
          <table:table-cell table:number-columns-repeated="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\033[21m</text:p>
          </table:table-cell>
          <table:table-cell table:style-name="ce1" office:value-type="string" calcext:value-type="string">
            <text:p>двойное нижнее подчеркивание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код</text:p>
          </table:table-cell>
          <table:table-cell office:value-type="string" calcext:value-type="string">
            <text:p>цвет текста</text:p>
          </table:table-cell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код</text:p>
          </table:table-cell>
          <table:table-cell table:style-name="ce3" office:value-type="string" calcext:value-type="string">
            <text:p>цвет фона</text:p>
          </table:table-cell>
          <table:table-cell table:style-name="ce3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\033[30m</text:p>
          </table:table-cell>
          <table:table-cell office:value-type="string" calcext:value-type="string">
            <text:p>черный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\033[40m</text:p>
          </table:table-cell>
          <table:table-cell table:style-name="ce3" office:value-type="string" calcext:value-type="string">
            <text:p>черный</text:p>
          </table:table-cell>
          <table:table-cell table:style-name="ce4" office:value-type="string" calcext:value-type="string" table:number-columns-spanned="1" table:number-rows-spanned="8">
            <text:p>бледные цвета</text:p>
          </table:table-cell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\033[31m</text:p>
          </table:table-cell>
          <table:table-cell office:value-type="string" calcext:value-type="string">
            <text:p>красный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\033[41m</text:p>
          </table:table-cell>
          <table:table-cell table:style-name="ce3" office:value-type="string" calcext:value-type="string">
            <text:p>красный</text:p>
          </table:table-cell>
          <table:covered-table-cell table:style-name="ce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\033[32m</text:p>
          </table:table-cell>
          <table:table-cell office:value-type="string" calcext:value-type="string">
            <text:p>зеленый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\033[42m</text:p>
          </table:table-cell>
          <table:table-cell table:style-name="ce3" office:value-type="string" calcext:value-type="string">
            <text:p>зеленый</text:p>
          </table:table-cell>
          <table:covered-table-cell table:style-name="ce3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\033[33m</text:p>
          </table:table-cell>
          <table:table-cell office:value-type="string" calcext:value-type="string">
            <text:p>желтый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\033[43m</text:p>
          </table:table-cell>
          <table:table-cell table:style-name="ce3" office:value-type="string" calcext:value-type="string">
            <text:p>желтый</text:p>
          </table:table-cell>
          <table:covered-table-cell table:style-name="ce3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\033[34m</text:p>
          </table:table-cell>
          <table:table-cell office:value-type="string" calcext:value-type="string">
            <text:p>синий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\033[44m</text:p>
          </table:table-cell>
          <table:table-cell table:style-name="ce3" office:value-type="string" calcext:value-type="string">
            <text:p>синий</text:p>
          </table:table-cell>
          <table:covered-table-cell table:style-name="ce3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\033[35m</text:p>
          </table:table-cell>
          <table:table-cell office:value-type="string" calcext:value-type="string">
            <text:p>фиолетовый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\033[45m</text:p>
          </table:table-cell>
          <table:table-cell table:style-name="ce3" office:value-type="string" calcext:value-type="string">
            <text:p>фиолетовый</text:p>
          </table:table-cell>
          <table:covered-table-cell table:style-name="ce3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\033[36m</text:p>
          </table:table-cell>
          <table:table-cell office:value-type="string" calcext:value-type="string">
            <text:p>морская волна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\033[46m</text:p>
          </table:table-cell>
          <table:table-cell table:style-name="ce3" office:value-type="string" calcext:value-type="string">
            <text:p>морская волна</text:p>
          </table:table-cell>
          <table:covered-table-cell table:style-name="ce3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\033[37m</text:p>
          </table:table-cell>
          <table:table-cell office:value-type="string" calcext:value-type="string">
            <text:p>белый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\033[47m</text:p>
          </table:table-cell>
          <table:table-cell table:style-name="ce3" office:value-type="string" calcext:value-type="string">
            <text:p>белый</text:p>
          </table:table-cell>
          <table:covered-table-cell table:style-name="ce3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\033[90m</text:p>
          </table:table-cell>
          <table:table-cell office:value-type="string" calcext:value-type="string">
            <text:p>черный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\033[100m</text:p>
          </table:table-cell>
          <table:table-cell table:style-name="ce3" office:value-type="string" calcext:value-type="string">
            <text:p>черный</text:p>
          </table:table-cell>
          <table:table-cell table:style-name="ce4" office:value-type="string" calcext:value-type="string" table:number-columns-spanned="1" table:number-rows-spanned="8">
            <text:p>светлые цвета</text:p>
          </table:table-cell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\033[91m</text:p>
          </table:table-cell>
          <table:table-cell office:value-type="string" calcext:value-type="string">
            <text:p>красный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\033[101m</text:p>
          </table:table-cell>
          <table:table-cell table:style-name="ce3" office:value-type="string" calcext:value-type="string">
            <text:p>красный</text:p>
          </table:table-cell>
          <table:covered-table-cell table:style-name="ce3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\033[92m</text:p>
          </table:table-cell>
          <table:table-cell office:value-type="string" calcext:value-type="string">
            <text:p>зеленый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\033[102m</text:p>
          </table:table-cell>
          <table:table-cell table:style-name="ce3" office:value-type="string" calcext:value-type="string">
            <text:p>зеленый</text:p>
          </table:table-cell>
          <table:covered-table-cell table:style-name="ce3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\033[93m</text:p>
          </table:table-cell>
          <table:table-cell office:value-type="string" calcext:value-type="string">
            <text:p>желтый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\033[103m</text:p>
          </table:table-cell>
          <table:table-cell table:style-name="ce3" office:value-type="string" calcext:value-type="string">
            <text:p>желтый</text:p>
          </table:table-cell>
          <table:covered-table-cell table:style-name="ce3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\033[94m</text:p>
          </table:table-cell>
          <table:table-cell office:value-type="string" calcext:value-type="string">
            <text:p>синий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\033[104m</text:p>
          </table:table-cell>
          <table:table-cell table:style-name="ce3" office:value-type="string" calcext:value-type="string">
            <text:p>синий</text:p>
          </table:table-cell>
          <table:covered-table-cell table:style-name="ce3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\033[95m</text:p>
          </table:table-cell>
          <table:table-cell office:value-type="string" calcext:value-type="string">
            <text:p>фиолетовый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\033[105m</text:p>
          </table:table-cell>
          <table:table-cell table:style-name="ce3" office:value-type="string" calcext:value-type="string">
            <text:p>фиолетовый</text:p>
          </table:table-cell>
          <table:covered-table-cell table:style-name="ce3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\033[96m</text:p>
          </table:table-cell>
          <table:table-cell office:value-type="string" calcext:value-type="string">
            <text:p>морская волна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\033[106m</text:p>
          </table:table-cell>
          <table:table-cell table:style-name="ce3" office:value-type="string" calcext:value-type="string">
            <text:p>морская волна</text:p>
          </table:table-cell>
          <table:covered-table-cell table:style-name="ce3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\033[97m</text:p>
          </table:table-cell>
          <table:table-cell office:value-type="string" calcext:value-type="string">
            <text:p>белый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\033[107m</text:p>
          </table:table-cell>
          <table:table-cell table:style-name="ce3" office:value-type="string" calcext:value-type="string">
            <text:p>белый</text:p>
          </table:table-cell>
          <table:covered-table-cell table:style-name="ce3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черный</text:p>
          </table:table-cell>
          <table:table-cell table:number-columns-repeated="2"/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красный</text:p>
          </table:table-cell>
          <table:table-cell table:number-columns-repeated="2"/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зеленый</text:p>
          </table:table-cell>
          <table:table-cell table:number-columns-repeated="2"/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желтый</text:p>
          </table:table-cell>
          <table:table-cell table:number-columns-repeated="2"/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синий</text:p>
          </table:table-cell>
          <table:table-cell table:number-columns-repeated="2"/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фиолетовый</text:p>
          </table:table-cell>
          <table:table-cell table:number-columns-repeated="2"/>
          <table:table-cell office:value-type="string" calcext:value-type="string">
            <text:p>magent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морская волна</text:p>
          </table:table-cell>
          <table:table-cell table:number-columns-repeated="2"/>
          <table:table-cell office:value-type="string" calcext:value-type="string">
            <text:p>cy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белый</text:p>
          </table:table-cell>
          <table:table-cell table:number-columns-repeated="2"/>
          <table:table-cell office:value-type="string" calcext:value-type="string">
            <text:p>white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установка значения по умолчанию</text:p>
          </table:table-cell>
          <table:table-cell table:number-columns-repeated="2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верхнее подчеркивание</text:p>
          </table:table-cell>
          <table:table-cell table:number-columns-repeated="2"/>
          <table:table-cell office:value-type="string" calcext:value-type="string">
            <text:p>overline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двойное нижнее подчеркивание</text:p>
          </table:table-cell>
          <table:table-cell table:number-columns-repeated="2"/>
          <table:table-cell office:value-type="string" calcext:value-type="string">
            <text:p>doubleUnderline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Жирный текст</text:p>
          </table:table-cell>
          <table:table-cell table:number-columns-repeated="2"/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Полу-яркий</text:p>
          </table:table-cell>
          <table:table-cell table:number-columns-repeated="2"/>
          <table:table-cell office:value-type="string" calcext:value-type="string">
            <text:p>halfBold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наклонный</text:p>
          </table:table-cell>
          <table:table-cell table:number-columns-repeated="2"/>
          <table:table-cell office:value-type="string" calcext:value-type="string">
            <text:p>italic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нижнее подчеркивание</text:p>
          </table:table-cell>
          <table:table-cell table:number-columns-repeated="2"/>
          <table:table-cell office:value-type="string" calcext:value-type="string">
            <text:p>underline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мигающий</text:p>
          </table:table-cell>
          <table:table-cell table:number-columns-repeated="2"/>
          <table:table-cell office:value-type="string" calcext:value-type="string">
            <text:p>flashing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реверсия (цвета фона и текста)</text:p>
          </table:table-cell>
          <table:table-cell table:number-columns-repeated="2"/>
          <table:table-cell office:value-type="string" calcext:value-type="string">
            <text:p>revers</text:p>
          </table:table-cell>
          <table:table-cell/>
        </table:table-row>
        <table:table-row table:style-name="ro3">
          <table:table-cell table:number-columns-repeated="2"/>
          <table:table-cell table:style-name="ce1" office:value-type="string" calcext:value-type="string">
            <text:p>делает цвет фона и текста одним цветом</text:p>
          </table:table-cell>
          <table:table-cell table:number-columns-repeated="2"/>
          <table:table-cell office:value-type="string" calcext:value-type="string">
            <text:p>oneColorise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зачеркнутый</text:p>
          </table:table-cell>
          <table:table-cell table:number-columns-repeated="2"/>
          <table:table-cell office:value-type="string" calcext:value-type="string">
            <text:p>cros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.00.0000</text:date>, <text:time style:data-style-name="N2" text:time-value="04:38:16.65885362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3T04:47:18.547657105</dc:date>
    <meta:editing-duration>PT21M40S</meta:editing-duration>
    <meta:editing-cycles>4</meta:editing-cycles>
    <meta:generator>LibreOffice/6.0.7.3$Linux_X86_64 LibreOffice_project/00m0$Build-3</meta:generator>
    <meta:document-statistic meta:table-count="1" meta:cell-count="202" meta:object-count="0"/>
  </office:meta>
</office:document-meta>
</file>